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5.773cm"/>
    </style:style>
    <style:style style:name="co7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ame of the sourc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mount of muscle mirnas</text:p>
          </table:table-cell>
          <table:table-cell office:value-type="string" calcext:value-type="string">
            <text:p>Where did they get their data</text:p>
          </table:table-cell>
          <table:table-cell office:value-type="string" calcext:value-type="string">
            <text:p>How they process their data</text:p>
          </table:table-cell>
          <table:table-cell office:value-type="string" calcext:value-type="string">
            <text:p>How they calculate the messuere of DE</text:p>
          </table:table-cell>
        </table:table-row>
        <table:table-row table:style-name="ro1">
          <table:table-cell/>
          <table:table-cell table:style-name="ce1" office:value-type="string" calcext:value-type="string">
            <text:p>Diana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TissueAtlas2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Saarland University / <text:s/>Stanford University</text:p>
          </table:table-cell>
          <table:table-cell table:style-name="ce1" office:value-type="float" office:value="2656" calcext:value-type="float">
            <text:p>2656</text:p>
          </table:table-cell>
          <table:table-cell office:value-type="string" calcext:value-type="string">
            <text:p>Recopilation from 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unHill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amirna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2:41:46.529031014</meta:creation-date>
    <dc:date>2022-09-23T18:28:44.125755362</dc:date>
    <meta:editing-duration>P1DT2H26M17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